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6.96cm" fo:margin-left="0.064cm" table:align="left"/>
    </style:style>
    <style:style style:name="Таблица1.A" style:family="table-column">
      <style:table-column-properties style:column-width="5.609cm"/>
    </style:style>
    <style:style style:name="Таблица1.B" style:family="table-column">
      <style:table-column-properties style:column-width="5.662cm"/>
    </style:style>
    <style:style style:name="Таблица1.C" style:family="table-column">
      <style:table-column-properties style:column-width="5.68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1.905cm"/>
    </style:style>
    <style:style style:name="Таблица2.B" style:family="table-column">
      <style:table-column-properties style:column-width="2.951cm"/>
    </style:style>
    <style:style style:name="Таблица2.C" style:family="table-column">
      <style:table-column-properties style:column-width="2.552cm"/>
    </style:style>
    <style:style style:name="Таблица2.D" style:family="table-column">
      <style:table-column-properties style:column-width="2.305cm"/>
    </style:style>
    <style:style style:name="Таблица2.E" style:family="table-column">
      <style:table-column-properties style:column-width="2.429cm"/>
    </style:style>
    <style:style style:name="Таблица2.G" style:family="table-column">
      <style:table-column-properties style:column-width="2.44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bf0e" officeooo:paragraph-rsid="0019bf0e"/>
    </style:style>
    <style:style style:name="P2" style:family="paragraph" style:parent-style-name="Table_20_Contents">
      <style:text-properties officeooo:rsid="001b40f0" officeooo:paragraph-rsid="001b40f0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fo:font-weight="bold" officeooo:rsid="001e6e4a" officeooo:paragraph-rsid="001e6e4a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fo:font-size="14pt" fo:language="ru" fo:country="RU" fo:font-weight="bold" officeooo:rsid="001e6e4a" officeooo:paragraph-rsid="001e6e4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language="ru" fo:country="RU" fo:font-weight="bold" officeooo:rsid="001e6e4a" officeooo:paragraph-rsid="001e6e4a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language="ru" fo:country="RU" fo:font-weight="bold" officeooo:rsid="001f1d0e" officeooo:paragraph-rsid="001f1d0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language="ru" fo:country="RU" fo:font-weight="bold" officeooo:rsid="001f1d0e" officeooo:paragraph-rsid="0020a47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language="ru" fo:country="RU" fo:font-weight="bold" officeooo:rsid="0020a47c" officeooo:paragraph-rsid="0020a47c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language="ru" fo:country="RU" fo:font-weight="bold" officeooo:rsid="0020a47c" officeooo:paragraph-rsid="002236a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language="ru" fo:country="RU" fo:font-style="italic" fo:font-weight="bold" officeooo:rsid="001e6e4a" officeooo:paragraph-rsid="001e6e4a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language="ru" fo:country="RU" fo:font-style="italic" fo:font-weight="bold" officeooo:rsid="001f1d0e" officeooo:paragraph-rsid="001f1d0e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fo:language="ru" fo:country="RU" fo:font-style="italic" fo:font-weight="bold" officeooo:rsid="001f1d0e" officeooo:paragraph-rsid="0020a47c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text-properties fo:font-size="14pt" officeooo:rsid="0019bf0e" officeooo:paragraph-rsid="0019bf0e" style:font-size-asian="12.25pt" style:font-size-complex="14pt"/>
    </style:style>
    <style:style style:name="P14" style:family="paragraph" style:parent-style-name="Standard">
      <style:text-properties fo:font-size="14pt" officeooo:rsid="00229068" officeooo:paragraph-rsid="00229068" style:font-size-asian="12.25pt" style:font-size-complex="14pt"/>
    </style:style>
    <style:style style:name="P15" style:family="paragraph" style:parent-style-name="Standard">
      <style:text-properties fo:font-size="14pt" officeooo:rsid="0025f30a" officeooo:paragraph-rsid="0025f30a" style:font-size-asian="12.25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25f30a" officeooo:paragraph-rsid="0025f30a" style:font-size-asian="12.25pt" style:font-size-complex="14pt"/>
    </style:style>
    <style:style style:name="P17" style:family="paragraph" style:parent-style-name="Standard">
      <style:text-properties fo:font-size="14pt" officeooo:rsid="00229068" officeooo:paragraph-rsid="0025f30a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officeooo:rsid="00263048" officeooo:paragraph-rsid="00263048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4pt" fo:font-weight="normal" officeooo:rsid="00263048" officeooo:paragraph-rsid="00263048" style:font-size-asian="12.25pt" style:font-weight-asian="normal" style:font-size-complex="14pt" style:font-weight-complex="normal"/>
    </style:style>
    <style:style style:name="P20" style:family="paragraph" style:parent-style-name="Standard">
      <style:text-properties officeooo:rsid="0019bf0e" officeooo:paragraph-rsid="0019bf0e"/>
    </style:style>
    <style:style style:name="P21" style:family="paragraph" style:parent-style-name="Standard">
      <style:text-properties fo:font-size="12pt" officeooo:rsid="0019bf0e" officeooo:paragraph-rsid="00229068" style:font-size-asian="12pt" style:font-size-complex="12pt"/>
    </style:style>
    <style:style style:name="P22" style:family="paragraph" style:parent-style-name="Standard">
      <style:text-properties fo:font-size="12pt" officeooo:rsid="00229068" officeooo:paragraph-rsid="00229068" style:font-size-asian="12pt" style:font-size-complex="12pt"/>
    </style:style>
    <style:style style:name="P23" style:family="paragraph" style:parent-style-name="Standard">
      <style:text-properties fo:font-size="12pt" officeooo:rsid="00229068" officeooo:paragraph-rsid="0025f30a" style:font-size-asian="12pt" style:font-size-complex="12pt"/>
    </style:style>
    <style:style style:name="P24" style:family="paragraph" style:parent-style-name="Standard">
      <style:paragraph-properties fo:margin-left="-1.251cm" fo:margin-right="0cm" fo:text-align="justify" style:justify-single-word="false" fo:text-indent="0cm" style:auto-text-indent="false"/>
      <style:text-properties fo:font-size="14pt" fo:language="ru" fo:country="RU" fo:font-weight="bold" officeooo:rsid="0020a47c" officeooo:paragraph-rsid="0020a47c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line-height="100%" fo:text-align="center" style:justify-single-word="false"/>
      <style:text-properties fo:font-size="14pt" fo:font-weight="bold" officeooo:rsid="001e6e4a" officeooo:paragraph-rsid="001e6e4a" style:font-size-asian="12.25pt" style:font-weight-asian="bold" style:font-size-complex="14pt" style:font-weight-complex="bold"/>
    </style:style>
    <style:style style:name="P26" style:family="paragraph" style:parent-style-name="Table_20_Contents">
      <style:text-properties officeooo:rsid="0019bf0e" officeooo:paragraph-rsid="0019bf0e"/>
    </style:style>
    <style:style style:name="P27" style:family="paragraph" style:parent-style-name="Table_20_Contents">
      <style:text-properties officeooo:rsid="001c7bad" officeooo:paragraph-rsid="001c7bad"/>
    </style:style>
    <style:style style:name="P28" style:family="paragraph" style:parent-style-name="Table_20_Contents">
      <style:text-properties officeooo:rsid="001d3184" officeooo:paragraph-rsid="001d3184"/>
    </style:style>
    <style:style style:name="P29" style:family="paragraph" style:parent-style-name="Table_20_Contents">
      <style:text-properties officeooo:rsid="001e6e4a" officeooo:paragraph-rsid="001e6e4a"/>
    </style:style>
    <style:style style:name="P30" style:family="paragraph" style:parent-style-name="Table_20_Contents">
      <style:text-properties fo:font-size="14pt" style:font-size-asian="12.25pt" style:font-size-complex="14pt"/>
    </style:style>
    <style:style style:name="P31" style:family="paragraph" style:parent-style-name="Table_20_Contents">
      <style:text-properties fo:font-size="14pt" officeooo:rsid="00229068" officeooo:paragraph-rsid="00229068" style:font-size-asian="12.25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fo:font-size="14pt" officeooo:rsid="00229068" officeooo:paragraph-rsid="00229068" style:font-size-asian="12.25pt" style:font-size-complex="14pt"/>
    </style:style>
    <style:style style:name="P33" style:family="paragraph" style:parent-style-name="Table_20_Contents">
      <style:text-properties fo:font-size="12pt" officeooo:rsid="00229068" officeooo:paragraph-rsid="00229068" style:font-size-asian="12pt" style:font-size-complex="12pt"/>
    </style:style>
    <style:style style:name="T1" style:family="text">
      <style:text-properties officeooo:rsid="001c7ba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0a47c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0a47c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236a3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23b17" style:font-style-asian="normal" style:font-weight-asian="normal" style:font-style-complex="normal" style:font-weight-complex="normal"/>
    </style:style>
    <style:style style:name="T9" style:family="text">
      <style:text-properties officeooo:rsid="00229068"/>
    </style:style>
    <style:style style:name="T10" style:family="text">
      <style:text-properties officeooo:rsid="00247adc"/>
    </style:style>
    <style:style style:name="T11" style:family="text">
      <style:text-properties officeooo:rsid="0025f30a"/>
    </style:style>
    <style:style style:name="T12" style:family="text">
      <style:text-properties officeooo:rsid="00263048"/>
    </style:style>
    <style:style style:name="T13" style:family="text">
      <style:text-properties officeooo:rsid="0026b9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7 ЛАБОРАТОРНАЯ РАБОТА №7</text:p>
      <text:p text:style-name="P4">ИНТЕРФЕЙС ПРИКЛАДНОГО ПРОГРАММИРОВАНИЯ ОС UNIX: СИГНАЛЫ И УПРАВЛЕНИЕ ПРОЦЕССАМИ</text:p>
      <text:p text:style-name="P3"/>
      <text:p text:style-name="P5"><text:tab/>Цель работы: <text:span text:style-name="T2">изучение программного интерфейса сигналов, а также механизмов посылки, получения и обработки сигналов процессами.</text:span></text:p>
      <text:p text:style-name="P5"/>
      <text:p text:style-name="P5"><text:span text:style-name="T2"><text:tab/></text:span>7.1 Ход работы</text:p>
      <text:p text:style-name="P5"/>
      <text:p text:style-name="P10"><text:span text:style-name="T2"><text:tab/>int kill(pid_t pid, int sig);</text:span></text:p>
      <text:p text:style-name="P5"><text:span text:style-name="T2"><text:tab/>Системный вызов kill() предназначен для отправки сигнала любому процессору или группе процессов. Если pid &gt; 0, то сигнал посылается процесу ID которого равно pid. <text:s/>Если pid = 0, то сигнал посылается всем процессам в группе процессов вызывающего процесса. Если pid = -1 то сигнал посылается всем сигналам, для которых текущий процесс имеет права слать сигналы, исключая процесс init. Eсли pid &gt; -1 то сигнал шлется все процессам в группе ID которой равен -pid.</text:span></text:p>
      <text:p text:style-name="P6"><text:span text:style-name="T4"><text:tab/>int raise(int sig);</text:span><text:span text:style-name="T2"></text:span></text:p>
      <text:p text:style-name="P6"><text:span text:style-name="T2"><text:tab/>Функция raise отправляет сигнал sig вызвавшему процессу. Эквивалентно kill(getpid(), sig).</text:span></text:p>
      <text:p text:style-name="P11"><text:span text:style-name="T2"><text:tab/>typedef void (*sighandler_t)(int);</text:span></text:p>
      <text:p text:style-name="P11"><text:span text:style-name="T2"><text:s text:c="7"/><text:tab/>sighandler_t signal(int signum, sighandler_t handler);</text:span></text:p>
      <text:p text:style-name="P12"><text:span text:style-name="T2"><text:tab/></text:span><text:span text:style-name="T5">Устанавливает обработчик handler для сигнала signum. Также handler может принимать значения SIG_IGN и SIG_DFL. </text:span></text:p>
      <text:p text:style-name="P12"><text:span text:style-name="T6"><text:tab/></text:span><text:span text:style-name="T3">int sigprocmask(int how, const sigset_t *set, sigset_t *oldset);</text:span></text:p>
      <text:p text:style-name="P12"><text:span text:style-name="T6"><text:tab/>Системный вызов предназначен для изменения сигнальной маски вызывающего потока. Сигнальная маска – это множество сигналов которые на данный момент заблокированы. </text:span></text:p>
      <text:p text:style-name="P7"><text:span text:style-name="T6"><text:tab/>При how = SIG_BLOCK выполняется операция объединения текущей маски и аргумента set.</text:span></text:p>
      <text:p text:style-name="P7"><text:span text:style-name="T6"><text:tab/>При how = SIG_UNBLOCK выполняется удаление сигналов из текущей маски, которые присутствуют в set.</text:span></text:p>
      <text:p text:style-name="P7"><text:span text:style-name="T6"><text:tab/>При how = SIG_SETMASK текущая маска сигналов заменяется на аргумент set.</text:span></text:p>
      <text:p text:style-name="P7"><text:span text:style-name="T6"><text:tab/>Если oldset не NULL, то предыдущее значение маски сохранятся в oldset.</text:span></text:p>
      <text:p text:style-name="P7"><text:span text:style-name="T6"><text:tab/>Если set равно NULL, то сигнальная маска не меняется, а текущее значение маски сохраняется в oldset, если он не NULL.</text:span></text:p>
      <text:p text:style-name="P8"><text:span text:style-name="T4"><text:tab/>int sigpending(sigset_t *set);</text:span></text:p>
      <text:p text:style-name="P8"><text:span text:style-name="T4"><text:tab/></text:span><text:span text:style-name="T5">Возвращает множество сигналов которые были получены, но заблокированы в момент их прихода.</text:span></text:p>
      <text:p text:style-name="P8"><text:span text:style-name="T5"><text:tab/></text:span><text:span text:style-name="T4">int sigaction(int signum, const struct sigaction *act, struct sigaction *oldact);</text:span></text:p>
      <text:p text:style-name="P8"><text:span text:style-name="T4"><text:tab/></text:span><text:span text:style-name="T5">Системный вызов предназначен для изменения действия которое делает процесс по приходу определенного сигнала.<text:tab/></text:span></text:p>
      <text:p text:style-name="P24"><text:span text:style-name="T4"><text:tab/>struct sigaction {</text:span></text:p>
      <text:p text:style-name="P24"><text:soft-page-break/><text:span text:style-name="T4"><text:s text:c="15"/>void <text:s text:c="4"/>(*sa_handler)(int);</text:span></text:p>
      <text:p text:style-name="P24"><text:span text:style-name="T4"><text:s text:c="15"/>void <text:s text:c="4"/>(*sa_sigaction)(int, siginfo_t *, void *);</text:span></text:p>
      <text:p text:style-name="P24"><text:span text:style-name="T4"><text:s text:c="15"/>sigset_t <text:s text:c="2"/>sa_mask;</text:span></text:p>
      <text:p text:style-name="P24"><text:span text:style-name="T4"><text:s text:c="15"/>int <text:s text:c="7"/>sa_flags;</text:span></text:p>
      <text:p text:style-name="P24"><text:span text:style-name="T4"><text:s text:c="15"/>void <text:s text:c="4"/>(*sa_restorer)(void);</text:span></text:p>
      <text:p text:style-name="P24"><text:span text:style-name="T4"><text:s text:c="11"/>};</text:span></text:p>
      <text:p text:style-name="P9"><text:span text:style-name="T5"><text:tab/>Поля sa_handler и sa_sigaction данной структуры никогда не должны использоватся одновременно, </text:span><text:span text:style-name="T7">содержат указатель на обработчик сигнала.</text:span></text:p>
      <text:p text:style-name="P9"><text:span text:style-name="T7"><text:tab/>Поле sa_mask содержит маску которая устанавливается при обработке сигнала.</text:span></text:p>
      <text:p text:style-name="P9"><text:span text:style-name="T7"><text:tab/>Поле sa_flags может содержать следующие флаги:</text:span></text:p>
      <text:p text:style-name="P9"><text:span text:style-name="T7"><text:s text:c="11"/>SA_NOCLDSTOP</text:span></text:p>
      <text:p text:style-name="P9"><text:span text:style-name="T7"><text:tab/>Если номер сигнала SIGCHLD, то не отправлять сигналы когда дочерний процесс останавливается или возобновляет работу.</text:span></text:p>
      <text:p text:style-name="P9"><text:span text:style-name="T7"><text:s text:c="11"/>SA_NOCLDWAIT (since Linux 2.6)</text:span></text:p>
      <text:p text:style-name="P9"><text:span text:style-name="T7"><text:tab/>Если номер сигнала SIGCHLD, то для завершившегося процесса автоматически вызывается wait().</text:span></text:p>
      <text:p text:style-name="P9"><text:span text:style-name="T7"><text:s text:c="11"/>SA_NODEFER</text:span></text:p>
      <text:p text:style-name="P9"><text:span text:style-name="T7"><text:tab/>Если установлен данный флаг, то сигнал не блокируется, если приходит во время когда, процесс находится в обработчике того же сигнала.</text:span></text:p>
      <text:p text:style-name="P9"><text:span text:style-name="T7"><text:s text:c="11"/>SA_ONSTACK</text:span></text:p>
      <text:p text:style-name="P9"><text:span text:style-name="T7"><text:tab/>Вызов обработчика сигнала происходит на ином стеке заданном с помощью sigaltstack(). </text:span></text:p>
      <text:p text:style-name="P9"><text:span text:style-name="T7"><text:s text:c="11"/>SA_RESETHAND</text:span></text:p>
      <text:p text:style-name="P9"><text:span text:style-name="T7"><text:tab/>Восстанавливать обработчик сигнала по умолчанию после входа в обработчик сигнала</text:span><text:span text:style-name="T8">.</text:span></text:p>
      <text:p text:style-name="P9"/>
      <text:p text:style-name="P9"><text:span text:style-name="T8"><text:tab/>Таблица 7.1 – Краткое описание сигналов</text:span><text:span text:style-name="T7"><text:tab/></text:span><text:span text:style-name="T2">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Имя сигнала</text:p>
          </table:table-cell>
          <table:table-cell table:style-name="Таблица1.A1" office:value-type="string">
            <text:p text:style-name="P1">Реакция по умолчанию</text:p>
          </table:table-cell>
          <table:table-cell table:style-name="Таблица1.C1" office:value-type="string">
            <text:p text:style-name="P1">Описание</text:p>
          </table:table-cell>
        </table:table-row>
        <table:table-row>
          <table:table-cell table:style-name="Таблица1.A2" office:value-type="string">
            <text:p text:style-name="P1">SIGHUP</text:p>
          </table:table-cell>
          <table:table-cell table:style-name="Таблица1.A2" office:value-type="string">
            <text:p text:style-name="P1">Завершиться</text:p>
          </table:table-cell>
          <table:table-cell table:style-name="Таблица1.C2" office:value-type="string">
            <text:p text:style-name="P1">Управляющий терминал был закрыт</text:p>
          </table:table-cell>
        </table:table-row>
        <table:table-row>
          <table:table-cell table:style-name="Таблица1.A2" office:value-type="string">
            <text:p text:style-name="P1">SIGABRT</text:p>
          </table:table-cell>
          <table:table-cell table:style-name="Таблица1.A2" office:value-type="string">
            <text:p text:style-name="P1">Завершится с созданием дампа ядра</text:p>
          </table:table-cell>
          <table:table-cell table:style-name="Таблица1.C2" office:value-type="string">
            <text:p text:style-name="P1">Отправляется функцией abort()</text:p>
          </table:table-cell>
        </table:table-row>
        <table:table-row>
          <table:table-cell table:style-name="Таблица1.A2" office:value-type="string">
            <text:p text:style-name="P1">SIGALRM</text:p>
          </table:table-cell>
          <table:table-cell table:style-name="Таблица1.A2" office:value-type="string">
            <text:p text:style-name="P1">Завершиться</text:p>
          </table:table-cell>
          <table:table-cell table:style-name="Таблица1.C2" office:value-type="string">
            <text:p text:style-name="P1">Отправляется функцией alarm()</text:p>
          </table:table-cell>
        </table:table-row>
        <table:table-row>
          <table:table-cell table:style-name="Таблица1.A2" office:value-type="string">
            <text:p text:style-name="P1">SIGBUS</text:p>
          </table:table-cell>
          <table:table-cell table:style-name="Таблица1.A2" office:value-type="string">
            <text:p text:style-name="P1">Завершится с созданием дампа ядра</text:p>
          </table:table-cell>
          <table:table-cell table:style-name="Таблица1.C2" office:value-type="string">
            <text:p text:style-name="P1">Аппаратная ошибка или ошибка выравнивания</text:p>
          </table:table-cell>
        </table:table-row>
        <table:table-row>
          <table:table-cell table:style-name="Таблица1.A2" office:value-type="string">
            <text:p text:style-name="P1">SIGCHLD</text:p>
          </table:table-cell>
          <table:table-cell table:style-name="Таблица1.A2" office:value-type="string">
            <text:p text:style-name="P1">Игнорировать</text:p>
          </table:table-cell>
          <table:table-cell table:style-name="Таблица1.C2" office:value-type="string">
            <text:p text:style-name="P1">Завершился дочерний процесс</text:p>
          </table:table-cell>
        </table:table-row>
        <table:table-row>
          <table:table-cell table:style-name="Таблица1.A2" office:value-type="string">
            <text:p text:style-name="P1">SIGCONT</text:p>
          </table:table-cell>
          <table:table-cell table:style-name="Таблица1.A2" office:value-type="string">
            <text:p text:style-name="P27">Продолжить выполнение</text:p>
          </table:table-cell>
          <table:table-cell table:style-name="Таблица1.C2" office:value-type="string">
            <text:p text:style-name="P1">Процесс продолжил выполнения после останова</text:p>
          </table:table-cell>
        </table:table-row>
        <table:table-row>
          <table:table-cell table:style-name="Таблица1.A2" office:value-type="string">
            <text:p text:style-name="P1">SIGFPE</text:p>
          </table:table-cell>
          <table:table-cell table:style-name="Таблица1.A2" office:value-type="string">
            <text:p text:style-name="P1">Завершится с созданием дампа ядра</text:p>
          </table:table-cell>
          <table:table-cell table:style-name="Таблица1.C2" office:value-type="string">
            <text:p text:style-name="P2">Ошибка вычислений с плавающей запятой</text:p>
          </table:table-cell>
        </table:table-row>
        <table:table-row>
          <table:table-cell table:style-name="Таблица1.A2" office:value-type="string">
            <text:p text:style-name="P1">SIGILL</text:p>
          </table:table-cell>
          <table:table-cell table:style-name="Таблица1.A2" office:value-type="string">
            <text:p text:style-name="P1">Завершится с созданием <text:soft-page-break/>дампа ядра</text:p>
          </table:table-cell>
          <table:table-cell table:style-name="Таблица1.C2" office:value-type="string">
            <text:p text:style-name="P1">Неправильн<text:span text:style-name="T1">ая инструкция</text:span></text:p>
          </table:table-cell>
        </table:table-row>
        <table:table-row>
          <table:table-cell table:style-name="Таблица1.A2" office:value-type="string">
            <text:p text:style-name="P1">SIGINT</text:p>
          </table:table-cell>
          <table:table-cell table:style-name="Таблица1.A2" office:value-type="string">
            <text:p text:style-name="P1">Завершиться</text:p>
          </table:table-cell>
          <table:table-cell table:style-name="Таблица1.C2" office:value-type="string">
            <text:p text:style-name="P1">Пользователь ввел символ прерывания (Ctrl + C)</text:p>
          </table:table-cell>
        </table:table-row>
        <table:table-row>
          <table:table-cell table:style-name="Таблица1.A2" office:value-type="string">
            <text:p text:style-name="P1">SIGIO</text:p>
          </table:table-cell>
          <table:table-cell table:style-name="Таблица1.A2" office:value-type="string">
            <text:p text:style-name="P1">Завершиться</text:p>
          </table:table-cell>
          <table:table-cell table:style-name="Таблица1.C2" office:value-type="string">
            <text:p text:style-name="P1">Асинхронное событие ввода-вывода</text:p>
          </table:table-cell>
        </table:table-row>
        <table:table-row>
          <table:table-cell table:style-name="Таблица1.A2" office:value-type="string">
            <text:p text:style-name="P1">SIGKILL</text:p>
          </table:table-cell>
          <table:table-cell table:style-name="Таблица1.A2" office:value-type="string">
            <text:p text:style-name="P1">Завершиться</text:p>
          </table:table-cell>
          <table:table-cell table:style-name="Таблица1.C2" office:value-type="string">
            <text:p text:style-name="P27">Завершение процесса</text:p>
          </table:table-cell>
        </table:table-row>
        <table:table-row>
          <table:table-cell table:style-name="Таблица1.A2" office:value-type="string">
            <text:p text:style-name="P1">SIGPIPE</text:p>
          </table:table-cell>
          <table:table-cell table:style-name="Таблица1.A2" office:value-type="string">
            <text:p text:style-name="P1">Завершиться</text:p>
          </table:table-cell>
          <table:table-cell table:style-name="Таблица1.C2" office:value-type="string">
            <text:p text:style-name="P1">Процесс записал данные в конвейер, но читателей нет</text:p>
          </table:table-cell>
        </table:table-row>
        <table:table-row>
          <table:table-cell table:style-name="Таблица1.A2" office:value-type="string">
            <text:p text:style-name="P1">SIGPROF</text:p>
          </table:table-cell>
          <table:table-cell table:style-name="Таблица1.A2" office:value-type="string">
            <text:p text:style-name="P1">Завершиться</text:p>
          </table:table-cell>
          <table:table-cell table:style-name="Таблица1.C2" office:value-type="string">
            <text:p text:style-name="P1">Истек таймер профилирования</text:p>
          </table:table-cell>
        </table:table-row>
        <table:table-row>
          <table:table-cell table:style-name="Таблица1.A2" office:value-type="string">
            <text:p text:style-name="P1">SIGPWR</text:p>
          </table:table-cell>
          <table:table-cell table:style-name="Таблица1.A2" office:value-type="string">
            <text:p text:style-name="P1">Завершиться</text:p>
          </table:table-cell>
          <table:table-cell table:style-name="Таблица1.C2" office:value-type="string">
            <text:p text:style-name="P1">Сбой питания</text:p>
          </table:table-cell>
        </table:table-row>
        <table:table-row>
          <table:table-cell table:style-name="Таблица1.A2" office:value-type="string">
            <text:p text:style-name="P1">SIGQUIT</text:p>
          </table:table-cell>
          <table:table-cell table:style-name="Таблица1.A2" office:value-type="string">
            <text:p text:style-name="P1">Завершиться с созданием дампа ядра</text:p>
          </table:table-cell>
          <table:table-cell table:style-name="Таблица1.C2" office:value-type="string">
            <text:p text:style-name="P1">Пользователь ввел символ выхода (Ctrl + \)</text:p>
          </table:table-cell>
        </table:table-row>
        <table:table-row>
          <table:table-cell table:style-name="Таблица1.A2" office:value-type="string">
            <text:p text:style-name="P1">SIGSEGV</text:p>
          </table:table-cell>
          <table:table-cell table:style-name="Таблица1.A2" office:value-type="string">
            <text:p text:style-name="P1">Завершиться с созданием дампа ядра</text:p>
          </table:table-cell>
          <table:table-cell table:style-name="Таблица1.C2" office:value-type="string">
            <text:p text:style-name="P1">Нарушение доступа к памяти</text:p>
          </table:table-cell>
        </table:table-row>
        <table:table-row>
          <table:table-cell table:style-name="Таблица1.A2" office:value-type="string">
            <text:p text:style-name="P1">SIGSTKFLT</text:p>
          </table:table-cell>
          <table:table-cell table:style-name="Таблица1.A2" office:value-type="string">
            <text:p text:style-name="P1">Завершиться </text:p>
          </table:table-cell>
          <table:table-cell table:style-name="Таблица1.C2" office:value-type="string">
            <text:p text:style-name="P1">Ошибка стека сопроцессора</text:p>
          </table:table-cell>
        </table:table-row>
        <table:table-row>
          <table:table-cell table:style-name="Таблица1.A2" office:value-type="string">
            <text:p text:style-name="P1">SIG<text:span text:style-name="T1">ST</text:span>OP</text:p>
          </table:table-cell>
          <table:table-cell table:style-name="Таблица1.A2" office:value-type="string">
            <text:p text:style-name="P1">Остановиться</text:p>
          </table:table-cell>
          <table:table-cell table:style-name="Таблица1.C2" office:value-type="string">
            <text:p text:style-name="P1">Приостановить выполнение процесса</text:p>
          </table:table-cell>
        </table:table-row>
        <table:table-row>
          <table:table-cell table:style-name="Таблица1.A2" office:value-type="string">
            <text:p text:style-name="P1">SIGSYS</text:p>
          </table:table-cell>
          <table:table-cell table:style-name="Таблица1.A2" office:value-type="string">
            <text:p text:style-name="P1">Завершиться с созданием дампа ядра</text:p>
          </table:table-cell>
          <table:table-cell table:style-name="Таблица1.C2" office:value-type="string">
            <text:p text:style-name="P1">Процесс попытался выполнить недопустимый системный вызов</text:p>
          </table:table-cell>
        </table:table-row>
        <table:table-row>
          <table:table-cell table:style-name="Таблица1.A2" office:value-type="string">
            <text:p text:style-name="P1">SIGTERM</text:p>
          </table:table-cell>
          <table:table-cell table:style-name="Таблица1.A2" office:value-type="string">
            <text:p text:style-name="P1">Завершиться</text:p>
          </table:table-cell>
          <table:table-cell table:style-name="Таблица1.C2" office:value-type="string">
            <text:p text:style-name="P1">Завершение</text:p>
          </table:table-cell>
        </table:table-row>
        <table:table-row>
          <table:table-cell table:style-name="Таблица1.A2" office:value-type="string">
            <text:p text:style-name="P27">SIGUSR1</text:p>
          </table:table-cell>
          <table:table-cell table:style-name="Таблица1.A2" office:value-type="string">
            <text:p text:style-name="P27">Завершиться </text:p>
          </table:table-cell>
          <table:table-cell table:style-name="Таблица1.C2" office:value-type="string">
            <text:p text:style-name="P27">Сигнал определяемый пользователем</text:p>
          </table:table-cell>
        </table:table-row>
        <table:table-row>
          <table:table-cell table:style-name="Таблица1.A2" office:value-type="string">
            <text:p text:style-name="P28">SIGXCPU</text:p>
          </table:table-cell>
          <table:table-cell table:style-name="Таблица1.A2" office:value-type="string">
            <text:p text:style-name="P1">Завершиться с созданием дампа ядра</text:p>
          </table:table-cell>
          <table:table-cell table:style-name="Таблица1.C2" office:value-type="string">
            <text:p text:style-name="P29">Израсходован лимит процессорного времени</text:p>
          </table:table-cell>
        </table:table-row>
        <table:table-row>
          <table:table-cell table:style-name="Таблица1.A2" office:value-type="string">
            <text:p text:style-name="P29">SIGXFSZ</text:p>
          </table:table-cell>
          <table:table-cell table:style-name="Таблица1.A2" office:value-type="string">
            <text:p text:style-name="P1">Завершиться с созданием дампа ядра</text:p>
          </table:table-cell>
          <table:table-cell table:style-name="Таблица1.C2" office:value-type="string">
            <text:p text:style-name="P29">Размер файла превысил лимит</text:p>
          </table:table-cell>
        </table:table-row>
        <table:table-row>
          <table:table-cell table:style-name="Таблица1.A2" office:value-type="string">
            <text:p text:style-name="P27">SIGUSR2</text:p>
          </table:table-cell>
          <table:table-cell table:style-name="Таблица1.A2" office:value-type="string">
            <text:p text:style-name="P27">Завершиться</text:p>
          </table:table-cell>
          <table:table-cell table:style-name="Таблица1.C2" office:value-type="string">
            <text:p text:style-name="P27">Сигнал определяемый пользователем</text:p>
          </table:table-cell>
        </table:table-row>
      </table:table>
      <text:p text:style-name="P20"/>
      <text:p text:style-name="P14">Таблица 7.2 – Вариант зад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 table:number-columns-repeated="2"/>
        <table:table-column table:style-name="Таблица2.G"/>
        <table:table-row>
          <table:table-cell table:style-name="Таблица2.A1" table:number-rows-spanned="2" office:value-type="string">
            <text:p text:style-name="P33">Вариант</text:p>
          </table:table-cell>
          <table:table-cell table:style-name="Таблица2.B1" table:number-columns-spanned="6" office:value-type="string">
            <text:p text:style-name="P32">Сигнал №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Таблица2.B2" office:value-type="string">
            <text:p text:style-name="P33">Перехватывать</text:p>
          </table:table-cell>
          <table:table-cell table:style-name="Таблица2.B2" office:value-type="string">
            <text:p text:style-name="P33">Маскировать</text:p>
          </table:table-cell>
          <table:table-cell table:style-name="Таблица2.B2" office:value-type="string">
            <text:p text:style-name="P33">Восстанавливать реакцию по умолчанию при получении</text:p>
          </table:table-cell>
          <table:table-cell table:style-name="Таблица2.B2" office:value-type="string">
            <text:p text:style-name="P33">Не восстанав</text:p>
            <text:p text:style-name="P33">ливать</text:p>
            <text:p text:style-name="P33">реакцию по</text:p>
            <text:p text:style-name="P33">умолчанию при</text:p>
            <text:p text:style-name="P33">получении</text:p>
          </table:table-cell>
          <table:table-cell table:style-name="Таблица2.B2" office:value-type="string">
            <text:p text:style-name="P33">Разрешить</text:p>
            <text:p text:style-name="P33">получение</text:p>
            <text:p text:style-name="P33">сигнала</text:p>
            <text:p text:style-name="P33">внутри его</text:p>
            <text:p text:style-name="P33">обработчика</text:p>
          </table:table-cell>
          <table:table-cell table:style-name="Таблица2.G2" office:value-type="string">
            <text:p text:style-name="P33">Не разрешать</text:p>
            <text:p text:style-name="P33">получение</text:p>
            <text:p text:style-name="P33">сигнала</text:p>
            <text:p text:style-name="P33">внутри его</text:p>
            <text:p text:style-name="P33">обработчика</text:p>
          </table:table-cell>
        </table:table-row>
        <table:table-row>
          <table:table-cell table:style-name="Таблица2.B2" office:value-type="string">
            <text:p text:style-name="P31">11</text:p>
          </table:table-cell>
          <table:table-cell table:style-name="Таблица2.B2" office:value-type="string">
            <text:p text:style-name="P31">3, 13, 22</text:p>
          </table:table-cell>
          <table:table-cell table:style-name="Таблица2.B2" office:value-type="string">
            <text:p text:style-name="P31">6</text:p>
          </table:table-cell>
          <table:table-cell table:style-name="Таблица2.B2" office:value-type="string">
            <text:p text:style-name="P31">13</text:p>
          </table:table-cell>
          <table:table-cell table:style-name="Таблица2.B2" office:value-type="string">
            <text:p text:style-name="P31">3, 22</text:p>
          </table:table-cell>
          <table:table-cell table:style-name="Таблица2.B2" office:value-type="string">
            <text:p text:style-name="P31">3, 22</text:p>
          </table:table-cell>
          <table:table-cell table:style-name="Таблица2.G2" office:value-type="string">
            <text:p text:style-name="P31">13</text:p>
          </table:table-cell>
        </table:table-row>
      </table:table>
      <text:p text:style-name="P13"/>
      <text:p text:style-name="P20"/>
      <text:p text:style-name="P20"/>
      <text:p text:style-name="P13"><text:soft-page-break/><text:tab/><text:span text:style-name="T9">Текст программы</text:span></text:p>
      <text:p text:style-name="P21"><text:span text:style-name="T9">#include &lt;signal.h&gt;</text:span></text:p>
      <text:p text:style-name="P22">#include &lt;stdlib.h&gt;</text:p>
      <text:p text:style-name="P22">#include &lt;stdio.h&gt;</text:p>
      <text:p text:style-name="P22">#include &lt;string.h&gt;</text:p>
      <text:p text:style-name="P22"/>
      <text:p text:style-name="P22">void sig3_action(int signo, siginfo_t *info, void *ucontext) {</text:p>
      <text:p text:style-name="P22"><text:tab/>printf("Получен сигнал %d от процесса %d\n", info-&gt;si_signo, info-&gt;si_pid);</text:p>
      <text:p text:style-name="P22"><text:tab/>while(1){}</text:p>
      <text:p text:style-name="P22">}</text:p>
      <text:p text:style-name="P22"/>
      <text:p text:style-name="P22">void sig13_action(int signo, siginfo_t *info, void *ucontext) {</text:p>
      <text:p text:style-name="P22"><text:tab/>printf("Получен сигнал %d от процесса %d\n", info-&gt;si_signo, info-&gt;si_pid);</text:p>
      <text:p text:style-name="P22"><text:tab/>while(1){}</text:p>
      <text:p text:style-name="P22">}</text:p>
      <text:p text:style-name="P22"/>
      <text:p text:style-name="P22">void sig22_action(int signo, siginfo_t *info, void *ucontext) {</text:p>
      <text:p text:style-name="P22"><text:tab/>printf("Получен сигнал %d от процесса %d\n", info-&gt;si_signo, info-&gt;si_pid);</text:p>
      <text:p text:style-name="P22"><text:tab/>while(1){}</text:p>
      <text:p text:style-name="P22">}</text:p>
      <text:p text:style-name="P22"/>
      <text:p text:style-name="P22">int main(void) {</text:p>
      <text:p text:style-name="P22"/>
      <text:p text:style-name="P22"><text:tab/>struct sigaction sigact;</text:p>
      <text:p text:style-name="P22"/>
      <text:p text:style-name="P22"><text:tab/>sigset_t set;</text:p>
      <text:p text:style-name="P22"><text:tab/>sigemptyset(&amp;set);</text:p>
      <text:p text:style-name="P22"><text:tab/>sigaddset(&amp;set, 6);</text:p>
      <text:p text:style-name="P22"><text:tab/>sigprocmask(SIG_BLOCK, &amp;set, NULL);</text:p>
      <text:p text:style-name="P22"/>
      <text:p text:style-name="P22"><text:tab/>memset(&amp;sigact, 0, sizeof(struct sigaction));</text:p>
      <text:p text:style-name="P22"><text:tab/>sigact.sa_sigaction = sig3_action;</text:p>
      <text:p text:style-name="P22"><text:tab/>sigact.sa_flags = SA_SIGINFO | SA_NODEFER;</text:p>
      <text:p text:style-name="P22"><text:tab/>sigaction(3, &amp;sigact, NULL);</text:p>
      <text:p text:style-name="P22"/>
      <text:p text:style-name="P22"><text:tab/>memset(&amp;sigact, 0, sizeof(struct sigaction));</text:p>
      <text:p text:style-name="P22"><text:tab/>sigact.sa_sigaction = sig13_action;</text:p>
      <text:p text:style-name="P22"><text:tab/>sigact.sa_flags = SA_SIGINFO | SA_RESETHAND;</text:p>
      <text:p text:style-name="P22"><text:tab/>sigaction(13, &amp;sigact, NULL);</text:p>
      <text:p text:style-name="P22"/>
      <text:p text:style-name="P22"><text:tab/>memset(&amp;sigact, 0, sizeof(struct sigaction));</text:p>
      <text:p text:style-name="P22"><text:tab/>sigact.sa_sigaction = sig22_action;</text:p>
      <text:p text:style-name="P22"><text:tab/>sigact.sa_flags = SA_SIGINFO | SA_NODEFER;</text:p>
      <text:p text:style-name="P22"><text:tab/>sigaction(22, &amp;sigact, NULL);</text:p>
      <text:p text:style-name="P23"><text:tab/><text:span text:style-name="T11">printf(</text:span>"<text:span text:style-name="T11">PID процесса %d\n</text:span>", <text:span text:style-name="T11">getpid());</text:span></text:p>
      <text:p text:style-name="P22"><text:tab/>while(1){}</text:p>
      <text:p text:style-name="P22">}</text:p>
      <text:p text:style-name="P13"><text:tab/><text:span text:style-name="T10">Результаты работы программы:</text:span></text:p>
      <text:p text:style-name="P17"><text:span text:style-name="T11">PID процесса 16100</text:span></text:p>
      <text:p text:style-name="P15">Получен сигнал 13 от процесса 16102</text:p>
      <text:p text:style-name="P15">Получен сигнал 3 от процесса 16102</text:p>
      <text:p text:style-name="P15"><text:soft-page-break/>Получен сигнал 3 от процесса 16102</text:p>
      <text:p text:style-name="P15">Получен сигнал 3 от процесса 16102</text:p>
      <text:p text:style-name="P15">Получен сигнал 22 от процесса 16102</text:p>
      <text:p text:style-name="P15">Получен сигнал 22 от процесса 16102</text:p>
      <text:p text:style-name="P15">Получен сигнал 22 от процесса 16102</text:p>
      <text:p text:style-name="P15">Получен сигнал 3 от процесса 16102</text:p>
      <text:p text:style-name="P15">Получен сигнал 3 от процесса 16102</text:p>
      <text:p text:style-name="P15">Получен сигнал 22 от процесса 16102</text:p>
      <text:p text:style-name="P15"/>
      <text:p text:style-name="P16"><text:tab/><text:span text:style-name="T12">Сигналы были отправлены с помощью утилиты kill из другого терминала.</text:span></text:p>
      <text:p text:style-name="P16"/>
      <text:p text:style-name="P18">ВЫВОДЫ</text:p>
      <text:p text:style-name="P18"/>
      <text:p text:style-name="P19"><text:tab/><text:span text:style-name="T13">В ходе лабораторной работы был изучен интерфейс сигнального взаимодействия в ОС UNIX. Для задания обработчика сигнала используется системный вызов signal(), также существует его расширенная версия sigaction() с помощью которой можно задавать сигнальную маску процесса при обработке сигнала, флаги, такие как SA_NODEFER, SA_ONSTACK, SA_RESETHAND и прочие, также можно задать обработчик сигнала который принимает три аргумента – номер сигнала, структура siginfo_t и структура ucontext. Структура siginfo содержит информацию о причине отправки сигнала, значение errno, pid того кто отправил сигнал, а также дополнительную информацию различную для каждого сигнала. Для отправки сигналов используется системный вызов kill, с помощью его параметра PID можно указать кому будет послан сигнал – процессу, группе процессов, самому себе, всем процессам, особенностью является то, что нельзя посылать сигналы процессу init имеющему PID равным единице. Также существует системный вызов sigprocmask, с помощью него можно задать сигналы, которые будут заблокированы. С помощью системного вызова sigqueue() можно передавать вместе с сигналом также информацию – число, либо указатель, которую можно получить из структуры siginfo в обработчике сигнал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12:54:30.440487376</meta:creation-date>
    <dc:date>2014-11-28T18:21:10.863781892</dc:date>
    <meta:editing-duration>PT3H40M15S</meta:editing-duration>
    <meta:editing-cycles>6</meta:editing-cycles>
    <meta:generator>LibreOffice/4.2.7.2$Linux_X86_64 LibreOffice_project/420m0$Build-2</meta:generator>
    <meta:document-statistic meta:table-count="2" meta:image-count="0" meta:object-count="0" meta:page-count="5" meta:paragraph-count="199" meta:word-count="1003" meta:character-count="7909" meta:non-whitespace-character-count="6823"/>
  </office:meta>
</office:document-meta>
</file>